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HttpMessageConverter.setFilters( SerializeFilter ...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getType( Type type , Class &lt; ? &gt; context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HttpMessageConverter.strangeCodeForJackson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HttpMessageConverter.addSerializeFilter( SerializeFilt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JsonHttpMessageConverter.read( Type type , Class &lt; ? &gt; contextClass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getFastJso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ge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4TypeResolvableHelper.is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canRead( Type type , Class &lt; ? &gt; contextClass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readType( Type type , HttpInputMessage inpu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astJsonHttpMessageConverter.canWrite( Type type , Class &lt; ? &gt; clazz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writeInternal( Object object , HttpOutputMessage outputMessa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FastJsonHttpMessageConverter.setFastJsonConfig( FastJsonConfig fastJson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setDateFormat( String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FastJson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write( Object o , Type type , MediaType contentType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get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setCharset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readInternal( Class &lt; ? &gt; clazz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4TypeResolvableHelper.getType( Type type , Class &lt; ? &gt; contextClas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astJsonHttpMessageConverter.setFeatures(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.handlerParameterizedType( Parameterized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4TypeResolvableHelper.resolveVariable( TypeVariable &lt; ? &gt; typeVariable , ResolvableType context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